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ba94" officeooo:paragraph-rsid="000aba94"/>
    </style:style>
    <style:style style:name="P2" style:family="paragraph" style:parent-style-name="Standard">
      <style:text-properties officeooo:rsid="000b0f88" officeooo:paragraph-rsid="000e27f9"/>
    </style:style>
    <style:style style:name="P3" style:family="paragraph" style:parent-style-name="Standard">
      <style:text-properties officeooo:rsid="000c2ec0" officeooo:paragraph-rsid="000e27f9"/>
    </style:style>
    <style:style style:name="T1" style:family="text">
      <style:text-properties officeooo:rsid="000c2ec0"/>
    </style:style>
    <style:style style:name="T2" style:family="text">
      <style:text-properties officeooo:rsid="000ce173"/>
    </style:style>
    <style:style style:name="T3" style:family="text">
      <style:text-properties officeooo:rsid="000e27f9"/>
    </style:style>
    <style:style style:name="T4" style:family="text">
      <style:text-properties officeooo:rsid="000f2dc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scopo do produto</text:p>
      <text:p text:style-name="P1"/>
      <text:p text:style-name="P2">-A tela inicial precisa ter 3 botões: Informações, Regras e Jogar.</text:p>
      <text:p text:style-name="P2">-Ao clicar em “Informações” o usuário é redirecionado para uma tela com as informações do projeto, como os alunos que o fizeram, a universidade e o professor responsável.</text:p>
      <text:p text:style-name="P2">-Ao clicar em “Regras” o usuário é redirecionado para outra tela aonde deve estar presente <text:span text:style-name="T1">o o</text:span>bjetivo <text:span text:style-name="T1">e as regras do jogo.</text:span></text:p>
      <text:p text:style-name="P3">-Ao clicar em “Jogar” uma partida é iniciada:</text:p>
      <text:p text:style-name="P3"><text:tab/>-<text:span text:style-name="T3">A</text:span>s 106 peças são distribuidas entre os 4 jogadores e o monte.</text:p>
      <text:p text:style-name="P3"><text:span text:style-name="T2"><text:tab/>-O jogador é redirecionado para uma tela aonde aparecem os outros 3 jogadores, sua mão, a mesa (inicialmenre sem peças), um botão para comprar peças do monte e dois botões para agrupar as pedras da própria mão (uma por cor e outra por número).</text:span></text:p>
      <text:p text:style-name="P3"><text:tab/>-O jogador, <text:span text:style-name="T2">no seu respectivo turno, </text:span>deve colocar as peças na mesa em conjuntos de “Grupos” (3 ou mais pedras com mesmo valor e <text:s/>cores diferentes) ou “Sequ<text:span text:style-name="T3">ê</text:span>ncias”( 3 ou mais pedras com mesma cor e valores sequenciais).</text:p>
      <text:p text:style-name="P3"><text:span text:style-name="T2"><text:tab/>-Na primeira jogada a soma das peças deve ser igual ou superior a 30.</text:span></text:p>
      <text:p text:style-name="P3"><text:span text:style-name="T2"><text:tab/>-Após colocar as peças na mesa o botão para comprar peças do monte é subtituído por 2 botões: um para finalizar o turno e outro para desfazer a jogada.</text:span></text:p>
      <text:p text:style-name="P3"><text:tab/>-<text:span text:style-name="T3">Ao finalizar o turno a jogada é validada, se todas as regras foram respeitadas o turno é finalizado, caso contrário uma mensagem é mostrada ao jogador informando qual regra foi desrespeitada. </text:span></text:p>
      <text:p text:style-name="P3"><text:span text:style-name="T2"><text:tab/>-Caso não exista jogada possível o jogador deve clicar no botão de comprar.</text:span></text:p>
      <text:p text:style-name="P3"><text:span text:style-name="T2"><text:tab/>-Todos os turnos tem um tempo máximo.</text:span></text:p>
      <text:p text:style-name="P3"><text:tab/>-<text:span text:style-name="T4">Caso o tempo máximo do turno se esgote antes do jogador finliazá-lo qualquer jogada é desfeita e o jogador ganha uma peça do monte automáticamente.</text:span></text:p>
      <text:p text:style-name="P3"><text:tab/>-<text:span text:style-name="T3">Caso algum dos jogadores “esvazie” a própria mão o jogo acaba e este jogador é o vencedo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5T08:41:59.267353192</meta:creation-date>
    <dc:date>2019-04-25T09:47:53.583019241</dc:date>
    <meta:editing-duration>PT3M22S</meta:editing-duration>
    <meta:editing-cycles>1</meta:editing-cycles>
    <meta:document-statistic meta:table-count="0" meta:image-count="0" meta:object-count="0" meta:page-count="1" meta:paragraph-count="15" meta:word-count="302" meta:character-count="1717" meta:non-whitespace-character-count="1418"/>
    <meta:generator>LibreOffice/5.1.6.2$Linux_X86_64 LibreOffice_project/10m0$Build-2</meta:generator>
  </office:meta>
</office:document-meta>
</file>